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14.0pt"/>
    </style:style>
    <style:style style:name="P2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inema</text:span></text:p>
      <text:p text:style-name="P1"><text:span text:style-name="T1"/></text:p>
      <text:p text:style-name="P2">Palacio de la Prensa </text:p>
      <text:p text:style-name="P2">Plaza de Callao, 4</text:p>
      <text:p text:style-name="P2">28013 Madrid, España</text:p>
      <text:p text:style-name="P2">+34 915 21 99 00</text:p>
      <text:p text:style-name="P2"><text:a xlink:type="simple" xlink:href="https://lh6.googleusercontent.com/-zxgVFkO8KNw/UZiZ0A1pNMI/AAAAAAAABdM/6uID6FFcAzA/s90/2013-05-19">https://lh6.googleusercontent.com/-zxgVFkO8KNw/UZiZ0A1pNMI/AAAAAAAABdM/6uID6FFcAzA/s90/2013-05-19</text:a></text:p>
      <text:p text:style-name="P2"/>
      <text:p text:style-name="P2">Palafox </text:p>
      <text:p text:style-name="P2">Calle de Luchana, 15</text:p>
      <text:p text:style-name="P2">28010 Madrid, España</text:p>
      <text:p text:style-name="P2">+34 915 93 87 27</text:p>
      <text:p text:style-name="P2"><text:a xlink:type="simple" xlink:href="https://lh3.googleusercontent.com/--nOBVf-Lzhg/UgJUd-qtSaI/AAAAAAAACgs/mau2bT2lTiY/s90/photo.jpg">https://lh3.googleusercontent.com/--nOBVf-Lzhg/UgJUd-qtSaI/AAAAAAAACgs/mau2bT2lTiY/s90/photo.jpg</text:a></text:p>
      <text:p text:style-name="P2"/>
      <text:p text:style-name="P2">Conde Duque </text:p>
      <text:p text:style-name="P2">Calle de Alberto Aguilera, 4</text:p>
      <text:p text:style-name="P2">28015 Madrid, España</text:p>
      <text:p text:style-name="P2">+34 914 47 71 84</text:p>
      <text:p text:style-name="P2"><text:a xlink:type="simple" xlink:href="https://lh4.googleusercontent.com/-MnivRgDLuYw/UZpBcFZl79I/AAAAAAAACC0/Q6j4HC9z6Hw/s90/2013-05-20">https://lh4.googleusercontent.com/-MnivRgDLuYw/UZpBcFZl79I/AAAAAAAACC0/Q6j4HC9z6Hw/s90/2013-05-20</text:a></text:p>
      <text:p text:style-name="P2"/>
      <text:p text:style-name="P2"><text:span text:style-name="T1">Cines</text:span><text:s/>Renoir Princesa </text:p>
      <text:p text:style-name="P2">Calle de la Princesa, 3</text:p>
      <text:p text:style-name="P2">28008 Madrid, España</text:p>
      <text:p text:style-name="P2">+34 915 41 41 00</text:p>
      <text:p text:style-name="P2"><text:a xlink:type="simple" xlink:href="https://lh5.googleusercontent.com/-gaH3cbAo8rk/UZs0lvTjccI/AAAAAAAACFw/hHwWkO4bsQM/s90/2013-05-21">https://lh5.googleusercontent.com/-gaH3cbAo8rk/UZs0lvTjccI/AAAAAAAACFw/hHwWkO4bsQM/s90/2013-05-21</text:a></text:p>
      <text:p text:style-name="P2"/>
      <text:p text:style-name="P2">Yelmo <text:span text:style-name="T1">Cinemas</text:span><text:s/>Ideal 3D </text:p>
      <text:p text:style-name="P2">Plaza de Jacinto Benavente</text:p>
      <text:p text:style-name="P2">Calle del Doctor Cortezo, 6, 28012 Madrid, España</text:p>
      <text:p text:style-name="P2">+34 902 22 09 22</text:p>
      <text:p text:style-name="P2"><text:a xlink:type="simple" xlink:href="https://lh4.googleusercontent.com/-NS8Bcs-w2-E/UospGu9miGI/AAAAAAAAAX0/vghki78KFr8/s90/2013-11-19">https://lh4.googleusercontent.com/-NS8Bcs-w2-E/UospGu9miGI/AAAAAAAAAX0/vghki78KFr8/s90/2013-11-19</text:a></text:p>
      <text:p text:style-name="P2"/>
      <text:p text:style-name="P2"><text:span text:style-name="T1">Cine</text:span><text:s/>Doré </text:p>
      <text:p text:style-name="P2">Calle de Santa Isabel, 3</text:p>
      <text:p text:style-name="P2">28012 Madrid, España</text:p>
      <text:p text:style-name="P2">+34 913 69 11 25</text:p>
      <text:p text:style-name="P2"><text:a xlink:type="simple" xlink:href="https://lh3.googleusercontent.com/-8424xIWZjtw/UJEbX5u-ckI/AAAAAAAAAjI/RPD-ObghgDY/s90/2012-10-31">https://lh3.googleusercontent.com/-8424xIWZjtw/UJEbX5u-ckI/AAAAAAAAAjI/RPD-ObghgDY/s90/2012-10-31</text:a></text:p>
      <text:p text:style-name="P2"/>
      <text:p text:style-name="P2">Capitol</text:p>
      <text:p text:style-name="P2">Calle Gran Vía, 41</text:p>
      <text:p text:style-name="P2">28013 Madrid, España</text:p>
      <text:p text:style-name="P2">+34 902 33 32 31</text:p>
      <text:p text:style-name="P2"><text:a xlink:type="simple" xlink:href="https://lh4.googleusercontent.com/-2tGYS7y5e68/Tvo1GkBHnpI/AAAAAAAAAAc/t_5YScPzuq8/s90/Cines%2BCapitol">https://lh4.googleusercontent.com/-2tGYS7y5e68/Tvo1GkBHnpI/AAAAAAAAAAc/t_5YScPzuq8/s90/Cines%2BCapitol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